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504f"/>
    </style:style>
    <style:style style:name="P2" style:family="paragraph" style:parent-style-name="Standard">
      <style:text-properties officeooo:paragraph-rsid="001a0fba"/>
    </style:style>
    <style:style style:name="P3" style:family="paragraph" style:parent-style-name="Standard">
      <style:text-properties officeooo:rsid="001d2b9d" officeooo:paragraph-rsid="001d2b9d"/>
    </style:style>
    <style:style style:name="P4" style:family="paragraph" style:parent-style-name="Standard">
      <style:text-properties officeooo:rsid="001fc580" officeooo:paragraph-rsid="001fc580"/>
    </style:style>
    <style:style style:name="P5" style:family="paragraph" style:parent-style-name="Standard">
      <style:text-properties officeooo:rsid="00220daa" officeooo:paragraph-rsid="00220daa"/>
    </style:style>
    <style:style style:name="P6" style:family="paragraph" style:parent-style-name="Standard">
      <style:text-properties officeooo:rsid="00239d41" officeooo:paragraph-rsid="00239d41"/>
    </style:style>
    <style:style style:name="P7" style:family="paragraph" style:parent-style-name="Standard">
      <style:text-properties officeooo:rsid="002575eb" officeooo:paragraph-rsid="002575eb"/>
    </style:style>
    <style:style style:name="P8" style:family="paragraph" style:parent-style-name="Standard" style:list-style-name="L1">
      <style:text-properties officeooo:paragraph-rsid="0019504f"/>
    </style:style>
    <style:style style:name="P9" style:family="paragraph" style:parent-style-name="Standard" style:list-style-name="L2">
      <style:text-properties officeooo:paragraph-rsid="001a0fba"/>
    </style:style>
    <style:style style:name="P10" style:family="paragraph" style:parent-style-name="Standard" style:list-style-name="L2">
      <style:text-properties officeooo:rsid="001a0fba" officeooo:paragraph-rsid="001a0fba"/>
    </style:style>
    <style:style style:name="P11" style:family="paragraph" style:parent-style-name="Standard" style:list-style-name="L3">
      <style:text-properties officeooo:rsid="001d2b9d" officeooo:paragraph-rsid="001d2b9d"/>
    </style:style>
    <style:style style:name="P12" style:family="paragraph" style:parent-style-name="Standard" style:list-style-name="L3">
      <style:text-properties officeooo:rsid="001ef0e4" officeooo:paragraph-rsid="001ef0e4"/>
    </style:style>
    <style:style style:name="P13" style:family="paragraph" style:parent-style-name="Standard" style:list-style-name="L4">
      <style:text-properties officeooo:rsid="00220daa" officeooo:paragraph-rsid="00220daa"/>
    </style:style>
    <style:style style:name="P14" style:family="paragraph" style:parent-style-name="Standard" style:list-style-name="L5">
      <style:text-properties officeooo:rsid="002575eb" officeooo:paragraph-rsid="002575eb"/>
    </style:style>
    <style:style style:name="T1" style:family="text">
      <style:text-properties officeooo:rsid="00201d65"/>
    </style:style>
    <style:style style:name="T2" style:family="text">
      <style:text-properties officeooo:rsid="00239d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55 - </text:p>
      <text:p text:style-name="P1"/>
      <text:list xml:id="list1405101362" text:style-name="L1">
        <text:list-item>
          <text:p text:style-name="P8">implemented YOLO V3 on images today ! enjoyed it:dance_:. Next <text:s/>is to implement it on videos. </text:p>
        </text:list-item>
      </text:list>
      <text:p text:style-name="P1"/>
      <text:list xml:id="list180928173806745" text:continue-numbering="true" text:style-name="L1">
        <text:list-item>
          <text:p text:style-name="P8">Plus, joined the google KickStart coding challenge and did some practice for it:https://codingcompetitions.withgoogle.com/kickstart/about?show=progress . </text:p>
          <text:p text:style-name="P8"/>
        </text:list-item>
        <text:list-item>
          <text:p text:style-name="P8">Also , today i restarted my TensorFlow course on coursera : Introduction to Machine Learning with Tensorflow by deeplearning.ai. </text:p>
        </text:list-item>
      </text:list>
      <text:p text:style-name="P1"/>
      <text:p text:style-name="P1"/>
      <text:p text:style-name="P2">D57 -</text:p>
      <text:p text:style-name="P2"/>
      <text:list xml:id="list1998507313" text:style-name="L2">
        <text:list-item>
          <text:p text:style-name="P9">Continued YOLO V3 learning : today I learnt about enhancing the YOLO image detector for video stream. Will implement it tomorrow :+1: Also got to know how YOLO- TINY is faster than YOLO but with as good results as YOLO . </text:p>
        </text:list-item>
        <text:list-item>
          <text:p text:style-name="P10">Happy to mention that finally tomorrow is my last Exam for this Fall Semester. Happiness overloaded XD. Now I can finally spend more time with slack :)</text:p>
        </text:list-item>
        <text:list-item>
          <text:p text:style-name="P10">Encouraging</text:p>
        </text:list-item>
      </text:list>
      <text:p text:style-name="P3">D58:</text:p>
      <text:p text:style-name="P3"/>
      <text:list xml:id="list339236377" text:style-name="L3">
        <text:list-item>
          <text:p text:style-name="P11">Finally worked with the real time implementation for yolov3 with pre-trained weights. Here’s the result video. Had fun time working with this.</text:p>
        </text:list-item>
        <text:list-item>
          <text:p text:style-name="P11">Also tried it with YOLO V3 tiny , but did’t get good results. Running YOLO v3 on CPU was very slow but gave good results, <text:span text:style-name="T1">wherras running YOLO V3 TINy was much faster but with poor results so I went with YOLOV3 only.</text:span></text:p>
        </text:list-item>
        <text:list-item>
          <text:p text:style-name="P12">Add some image and encourge</text:p>
        </text:list-item>
      </text:list>
      <text:p text:style-name="P4">2 Days more to go for #60DaysOfUdacity</text:p>
      <text:p text:style-name="P4"/>
      <text:p text:style-name="P4"/>
      <text:p text:style-name="P5">D59:</text:p>
      <text:list xml:id="list3021540262" text:style-name="L4">
        <text:list-item>
          <text:p text:style-name="P13">started learning about tensorflow , implemeted a basic sequential model with keras Dense layer for house price prediction based on number of rooms</text:p>
        </text:list-item>
        <text:list-item>
          <text:p text:style-name="P13">Also helped one of my senior in their ML based FYP regarding <text:s/>OpenCV, Javascript ,AJAX,and CSS. <text:span text:style-name="T2">Happy to do so !</text:span></text:p>
        </text:list-item>
      </text:list>
      <text:p text:style-name="P6">One more day to challege. E</text:p>
      <text:p text:style-name="P6"/>
      <text:p text:style-name="P7">D53:</text:p>
      <text:p text:style-name="P7"/>
      <text:p text:style-name="P7">Learnt more about Style Transfer techniques to apply it on my own deep model after training it. Followed these useful resources :</text:p>
      <text:list xml:id="list1405952144" text:style-name="L5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3:56:39.821081390</meta:creation-date>
    <dc:date>2020-02-17T18:09:27.910261612</dc:date>
    <meta:editing-duration>P1DT39M46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87" meta:character-count="1633" meta:non-whitespace-character-count="1371"/>
  </office:meta>
</office:document-meta>
</file>